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Default Results</text:p>
          </table:table-cell>
          <table:table-cell table:number-columns-repeated="11"/>
        </table:table-row>
        <table:table-row table:style-name="ro1"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3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.14">
            <text:p>13.14</text:p>
          </table:table-cell>
          <table:table-cell table:formula="of:=&quot;(&quot; &amp; [.E5]&amp;&quot;.&quot;&amp;[.F5]&amp; &quot;, &quot; &amp; [.G5] &amp; &quot;)&quot;" office:value-type="string" office:string-value="(10.1, 13.14)">
            <text:p>(10.1, 13.14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I5]&amp;&quot;.&quot;&amp;[.J5]&amp; &quot;, &quot; &amp; [.K5] &amp; &quot;)&quot;" office:value-type="string" office:string-value="(10.1, 0.34)">
            <text:p>(10.1, 0.34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.53">
            <text:p>11.53</text:p>
          </table:table-cell>
          <table:table-cell table:formula="of:=&quot;(&quot; &amp; [.E6]&amp;&quot;.&quot;&amp;[.F6]&amp; &quot;, &quot; &amp; [.G6] &amp; &quot;)&quot;" office:value-type="string" office:string-value="(10.2, 11.53)">
            <text:p>(10.2, 11.53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I6]&amp;&quot;.&quot;&amp;[.J6]&amp; &quot;, &quot; &amp; [.K6] &amp; &quot;)&quot;" office:value-type="string" office:string-value="(10.2, 0.38)">
            <text:p>(10.2, 0.38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3.11">
            <text:p>143.11</text:p>
          </table:table-cell>
          <table:table-cell table:formula="of:=&quot;(&quot; &amp; [.E7]&amp;&quot;.&quot;&amp;[.F7]&amp; &quot;, &quot; &amp; [.G7] &amp; &quot;)&quot;" office:value-type="string" office:string-value="(10.3, 143.11)">
            <text:p>(10.3, 143.11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I7]&amp;&quot;.&quot;&amp;[.J7]&amp; &quot;, &quot; &amp; [.K7] &amp; &quot;)&quot;" office:value-type="string" office:string-value="(10.3, 0.17)">
            <text:p>(10.3, 0.1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7.34">
            <text:p>27.34</text:p>
          </table:table-cell>
          <table:table-cell table:formula="of:=&quot;(&quot; &amp; [.E8]&amp;&quot;.&quot;&amp;[.F8]&amp; &quot;, &quot; &amp; [.G8] &amp; &quot;)&quot;" office:value-type="string" office:string-value="(10.4, 27.34)">
            <text:p>(10.4, 27.3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I8]&amp;&quot;.&quot;&amp;[.J8]&amp; &quot;, &quot; &amp; [.K8] &amp; &quot;)&quot;" office:value-type="string" office:string-value="(10.4, 0.6)">
            <text:p>(10.4, 0.6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.33">
            <text:p>5.33</text:p>
          </table:table-cell>
          <table:table-cell table:formula="of:=&quot;(&quot; &amp; [.E9]&amp;&quot;.&quot;&amp;[.F9]&amp; &quot;, &quot; &amp; [.G9] &amp; &quot;)&quot;" office:value-type="string" office:string-value="(10.5, 5.33)">
            <text:p>(10.5, 5.33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I9]&amp;&quot;.&quot;&amp;[.J9]&amp; &quot;, &quot; &amp; [.K9] &amp; &quot;)&quot;" office:value-type="string" office:string-value="(10.5, 0.17)">
            <text:p>(10.5, 0.1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3.9">
            <text:p>43.9</text:p>
          </table:table-cell>
          <table:table-cell table:formula="of:=&quot;(&quot; &amp; [.E10]&amp;&quot;.&quot;&amp;[.F10]&amp; &quot;, &quot; &amp; [.G10] &amp; &quot;)&quot;" office:value-type="string" office:string-value="(10.6, 43.9)">
            <text:p>(10.6, 43.9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I10]&amp;&quot;.&quot;&amp;[.J10]&amp; &quot;, &quot; &amp; [.K10] &amp; &quot;)&quot;" office:value-type="string" office:string-value="(10.6, 0.01)">
            <text:p>(10.6, 0.01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.68">
            <text:p>11.68</text:p>
          </table:table-cell>
          <table:table-cell table:formula="of:=&quot;(&quot; &amp; [.E11]&amp;&quot;.&quot;&amp;[.F11]&amp; &quot;, &quot; &amp; [.G11] &amp; &quot;)&quot;" office:value-type="string" office:string-value="(10.7, 11.68)">
            <text:p>(10.7, 11.68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I11]&amp;&quot;.&quot;&amp;[.J11]&amp; &quot;, &quot; &amp; [.K11] &amp; &quot;)&quot;" office:value-type="string" office:string-value="(10.7, 0.12)">
            <text:p>(10.7, 0.12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6.27">
            <text:p>96.27</text:p>
          </table:table-cell>
          <table:table-cell table:formula="of:=&quot;(&quot; &amp; [.E12]&amp;&quot;.&quot;&amp;[.F12]&amp; &quot;, &quot; &amp; [.G12] &amp; &quot;)&quot;" office:value-type="string" office:string-value="(10.8, 96.27)">
            <text:p>(10.8, 96.27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I12]&amp;&quot;.&quot;&amp;[.J12]&amp; &quot;, &quot; &amp; [.K12] &amp; &quot;)&quot;" office:value-type="string" office:string-value="(10.8, 0.36)">
            <text:p>(10.8, 0.36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C5:.C13])" office:value-type="float" office:value="1.62555555555556">
            <text:p>1.625555555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6">
            <text:p>8.6</text:p>
          </table:table-cell>
          <table:table-cell table:formula="of:=&quot;(&quot; &amp; [.E13]&amp;&quot;.&quot;&amp;[.F13]&amp; &quot;, &quot; &amp; [.G13] &amp; &quot;)&quot;" office:value-type="string" office:string-value="(10.9, 8.6)">
            <text:p>(10.9, 8.6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I13]&amp;&quot;.&quot;&amp;[.J13]&amp; &quot;, &quot; &amp; [.K13] &amp; &quot;)&quot;" office:value-type="string" office:string-value="(10.9, 0.2)">
            <text:p>(10.9, 0.2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I14]&amp;&quot;.&quot;&amp;[.J14]&amp; &quot;, &quot; &amp; [.K14] &amp; &quot;)&quot;" office:value-type="string" office:string-value="(11.1, 1.45)">
            <text:p>(11.1, 1.45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I15]&amp;&quot;.&quot;&amp;[.J15]&amp; &quot;, &quot; &amp; [.K15] &amp; &quot;)&quot;" office:value-type="string" office:string-value="(11.2, 0.43)">
            <text:p>(11.2, 0.43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I16]&amp;&quot;.&quot;&amp;[.J16]&amp; &quot;, &quot; &amp; [.K16] &amp; &quot;)&quot;" office:value-type="string" office:string-value="(11.3, 0.46)">
            <text:p>(11.3, 0.46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I17]&amp;&quot;.&quot;&amp;[.J17]&amp; &quot;, &quot; &amp; [.K17] &amp; &quot;)&quot;" office:value-type="string" office:string-value="(11.4, 0.24)">
            <text:p>(11.4, 0.24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I18]&amp;&quot;.&quot;&amp;[.J18]&amp; &quot;, &quot; &amp; [.K18] &amp; &quot;)&quot;" office:value-type="string" office:string-value="(11.5, 0.32)">
            <text:p>(11.5, 0.32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I19]&amp;&quot;.&quot;&amp;[.J19]&amp; &quot;, &quot; &amp; [.K19] &amp; &quot;)&quot;" office:value-type="string" office:string-value="(11.6, 0.67)">
            <text:p>(11.6, 0.67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I20]&amp;&quot;.&quot;&amp;[.J20]&amp; &quot;, &quot; &amp; [.K20] &amp; &quot;)&quot;" office:value-type="string" office:string-value="(11.7, 1.1)">
            <text:p>(11.7, 1.1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I21]&amp;&quot;.&quot;&amp;[.J21]&amp; &quot;, &quot; &amp; [.K21] &amp; &quot;)&quot;" office:value-type="string" office:string-value="(11.8, 0.13)">
            <text:p>(11.8, 0.13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C14:.C22])" office:value-type="float" office:value="4.03875">
            <text:p>4.0387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I22]&amp;&quot;.&quot;&amp;[.J22]&amp; &quot;, &quot; &amp; [.K22] &amp; &quot;)&quot;" office:value-type="string" office:string-value="(11.9, 0.92)">
            <text:p>(11.9, 0.92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I23]&amp;&quot;.&quot;&amp;[.J23]&amp; &quot;, &quot; &amp; [.K23] &amp; &quot;)&quot;" office:value-type="string" office:string-value="(12.1, 0.54)">
            <text:p>(12.1, 0.54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I24]&amp;&quot;.&quot;&amp;[.J24]&amp; &quot;, &quot; &amp; [.K24] &amp; &quot;)&quot;" office:value-type="string" office:string-value="(12.2, 0.65)">
            <text:p>(12.2, 0.65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I25]&amp;&quot;.&quot;&amp;[.J25]&amp; &quot;, &quot; &amp; [.K25] &amp; &quot;)&quot;" office:value-type="string" office:string-value="(12.3, 1.37)">
            <text:p>(12.3, 1.37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I26]&amp;&quot;.&quot;&amp;[.J26]&amp; &quot;, &quot; &amp; [.K26] &amp; &quot;)&quot;" office:value-type="string" office:string-value="(12.4, 1.13)">
            <text:p>(12.4, 1.13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I27]&amp;&quot;.&quot;&amp;[.J27]&amp; &quot;, &quot; &amp; [.K27] &amp; &quot;)&quot;" office:value-type="string" office:string-value="(12.5, 0.63)">
            <text:p>(12.5, 0.63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I28]&amp;&quot;.&quot;&amp;[.J28]&amp; &quot;, &quot; &amp; [.K28] &amp; &quot;)&quot;" office:value-type="string" office:string-value="(12.6, 0.37)">
            <text:p>(12.6, 0.37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I29]&amp;&quot;.&quot;&amp;[.J29]&amp; &quot;, &quot; &amp; [.K29] &amp; &quot;)&quot;" office:value-type="string" office:string-value="(12.7, 2.39)">
            <text:p>(12.7, 2.39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I30]&amp;&quot;.&quot;&amp;[.J30]&amp; &quot;, &quot; &amp; [.K30] &amp; &quot;)&quot;" office:value-type="string" office:string-value="(12.8, 0.22)">
            <text:p>(12.8, 0.22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C23:.C31])" office:value-type="float" office:value="4.76875">
            <text:p>4.7687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I31]&amp;&quot;.&quot;&amp;[.J31]&amp; &quot;, &quot; &amp; [.K31] &amp; &quot;)&quot;" office:value-type="string" office:string-value="(12.9, 1.17)">
            <text:p>(12.9, 1.17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I32]&amp;&quot;.&quot;&amp;[.J32]&amp; &quot;, &quot; &amp; [.K32] &amp; &quot;)&quot;" office:value-type="string" office:string-value="(13.1, 0.43)">
            <text:p>(13.1, 0.43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I33]&amp;&quot;.&quot;&amp;[.J33]&amp; &quot;, &quot; &amp; [.K33] &amp; &quot;)&quot;" office:value-type="string" office:string-value="(13.2, 2.43)">
            <text:p>(13.2, 2.43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I34]&amp;&quot;.&quot;&amp;[.J34]&amp; &quot;, &quot; &amp; [.K34] &amp; &quot;)&quot;" office:value-type="string" office:string-value="(13.3, 0.36)">
            <text:p>(13.3, 0.36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I35]&amp;&quot;.&quot;&amp;[.J35]&amp; &quot;, &quot; &amp; [.K35] &amp; &quot;)&quot;" office:value-type="string" office:string-value="(13.4, 0.23)">
            <text:p>(13.4, 0.23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I36]&amp;&quot;.&quot;&amp;[.J36]&amp; &quot;, &quot; &amp; [.K36] &amp; &quot;)&quot;" office:value-type="string" office:string-value="(13.5, 0.73)">
            <text:p>(13.5, 0.73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I37]&amp;&quot;.&quot;&amp;[.J37]&amp; &quot;, &quot; &amp; [.K37] &amp; &quot;)&quot;" office:value-type="string" office:string-value="(13.6, 2.38)">
            <text:p>(13.6, 2.38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C30:.C38])" office:value-type="float" office:value="2.23833333333333">
            <text:p>2.2383333333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I38]&amp;&quot;.&quot;&amp;[.J38]&amp; &quot;, &quot; &amp; [.K38] &amp; &quot;)&quot;" office:value-type="string" office:string-value="(13.7, 4.48)">
            <text:p>(13.7, 4.48)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I39]&amp;&quot;.&quot;&amp;[.J39]&amp; &quot;, &quot; &amp; [.K39] &amp; &quot;)&quot;" office:value-type="string" office:string-value="(13.8, 0.66)">
            <text:p>(13.8, 0.66)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I40]&amp;&quot;.&quot;&amp;[.J40]&amp; &quot;, &quot; &amp; [.K40] &amp; &quot;)&quot;" office:value-type="string" office:string-value="(13.9, 1.95)">
            <text:p>(13.9, 1.95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I41]&amp;&quot;.&quot;&amp;[.J41]&amp; &quot;, &quot; &amp; [.K41] &amp; &quot;)&quot;" office:value-type="string" office:string-value="(14.1, 0.25)">
            <text:p>(14.1, 0.25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I42]&amp;&quot;.&quot;&amp;[.J42]&amp; &quot;, &quot; &amp; [.K42] &amp; &quot;)&quot;" office:value-type="string" office:string-value="(14.2, 4.53)">
            <text:p>(14.2, 4.53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I43]&amp;&quot;.&quot;&amp;[.J43]&amp; &quot;, &quot; &amp; [.K43] &amp; &quot;)&quot;" office:value-type="string" office:string-value="(14.3, 3.28)">
            <text:p>(14.3, 3.28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I44]&amp;&quot;.&quot;&amp;[.J44]&amp; &quot;, &quot; &amp; [.K44] &amp; &quot;)&quot;" office:value-type="string" office:string-value="(14.4, 0.92)">
            <text:p>(14.4, 0.92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I45]&amp;&quot;.&quot;&amp;[.J45]&amp; &quot;, &quot; &amp; [.K45] &amp; &quot;)&quot;" office:value-type="string" office:string-value="(14.5, 2.47)">
            <text:p>(14.5, 2.47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I46]&amp;&quot;.&quot;&amp;[.J46]&amp; &quot;, &quot; &amp; [.K46] &amp; &quot;)&quot;" office:value-type="string" office:string-value="(14.6, 0.3)">
            <text:p>(14.6, 0.3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I47]&amp;&quot;.&quot;&amp;[.J47]&amp; &quot;, &quot; &amp; [.K47] &amp; &quot;)&quot;" office:value-type="string" office:string-value="(14.7, 0.85)">
            <text:p>(14.7, 0.85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I48]&amp;&quot;.&quot;&amp;[.J48]&amp; &quot;, &quot; &amp; [.K48] &amp; &quot;)&quot;" office:value-type="string" office:string-value="(14.8, 1.89)">
            <text:p>(14.8, 1.89)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I49]&amp;&quot;.&quot;&amp;[.J49]&amp; &quot;, &quot; &amp; [.K49] &amp; &quot;)&quot;" office:value-type="string" office:string-value="(14.9, 0.74)">
            <text:p>(14.9, 0.74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I50]&amp;&quot;.&quot;&amp;[.J50]&amp; &quot;, &quot; &amp; [.K50] &amp; &quot;)&quot;" office:value-type="string" office:string-value="(15.1, 0.06)">
            <text:p>(15.1, 0.06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I51]&amp;&quot;.&quot;&amp;[.J51]&amp; &quot;, &quot; &amp; [.K51] &amp; &quot;)&quot;" office:value-type="string" office:string-value="(15.2, 2.87)">
            <text:p>(15.2, 2.87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I52]&amp;&quot;.&quot;&amp;[.J52]&amp; &quot;, &quot; &amp; [.K52] &amp; &quot;)&quot;" office:value-type="string" office:string-value="(15.3, 4.48)">
            <text:p>(15.3, 4.48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I53]&amp;&quot;.&quot;&amp;[.J53]&amp; &quot;, &quot; &amp; [.K53] &amp; &quot;)&quot;" office:value-type="string" office:string-value="(15.4, 4.98)">
            <text:p>(15.4, 4.98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I54]&amp;&quot;.&quot;&amp;[.J54]&amp; &quot;, &quot; &amp; [.K54] &amp; &quot;)&quot;" office:value-type="string" office:string-value="(15.5, 1.9)">
            <text:p>(15.5, 1.9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I55]&amp;&quot;.&quot;&amp;[.J55]&amp; &quot;, &quot; &amp; [.K55] &amp; &quot;)&quot;" office:value-type="string" office:string-value="(15.6, 0.31)">
            <text:p>(15.6, 0.31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I56]&amp;&quot;.&quot;&amp;[.J56]&amp; &quot;, &quot; &amp; [.K56] &amp; &quot;)&quot;" office:value-type="string" office:string-value="(15.7, 3.01)">
            <text:p>(15.7, 3.01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I57]&amp;&quot;.&quot;&amp;[.J57]&amp; &quot;, &quot; &amp; [.K57] &amp; &quot;)&quot;" office:value-type="string" office:string-value="(15.8, 2.63)">
            <text:p>(15.8, 2.63)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I58]&amp;&quot;.&quot;&amp;[.J58]&amp; &quot;, &quot; &amp; [.K58] &amp; &quot;)&quot;" office:value-type="string" office:string-value="(15.9, 13.41)">
            <text:p>(15.9, 13.41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I59]&amp;&quot;.&quot;&amp;[.J59]&amp; &quot;, &quot; &amp; [.K59] &amp; &quot;)&quot;" office:value-type="string" office:string-value="(16.1, 11.79)">
            <text:p>(16.1, 11.79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I60]&amp;&quot;.&quot;&amp;[.J60]&amp; &quot;, &quot; &amp; [.K60] &amp; &quot;)&quot;" office:value-type="string" office:string-value="(16.2, 21.17)">
            <text:p>(16.2, 21.17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I61]&amp;&quot;.&quot;&amp;[.J61]&amp; &quot;, &quot; &amp; [.K61] &amp; &quot;)&quot;" office:value-type="string" office:string-value="(16.3, 18.95)">
            <text:p>(16.3, 18.95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I62]&amp;&quot;.&quot;&amp;[.J62]&amp; &quot;, &quot; &amp; [.K62] &amp; &quot;)&quot;" office:value-type="string" office:string-value="(16.4, 1.07)">
            <text:p>(16.4, 1.07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I63]&amp;&quot;.&quot;&amp;[.J63]&amp; &quot;, &quot; &amp; [.K63] &amp; &quot;)&quot;" office:value-type="string" office:string-value="(16.5, 0.19)">
            <text:p>(16.5, 0.19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I64]&amp;&quot;.&quot;&amp;[.J64]&amp; &quot;, &quot; &amp; [.K64] &amp; &quot;)&quot;" office:value-type="string" office:string-value="(16.6, 0.17)">
            <text:p>(16.6, 0.17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I65]&amp;&quot;.&quot;&amp;[.J65]&amp; &quot;, &quot; &amp; [.K65] &amp; &quot;)&quot;" office:value-type="string" office:string-value="(16.7, 1.67)">
            <text:p>(16.7, 1.67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I66]&amp;&quot;.&quot;&amp;[.J66]&amp; &quot;, &quot; &amp; [.K66] &amp; &quot;)&quot;" office:value-type="string" office:string-value="(16.8, 58.25)">
            <text:p>(16.8, 58.25)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I67]&amp;&quot;.&quot;&amp;[.J67]&amp; &quot;, &quot; &amp; [.K67] &amp; &quot;)&quot;" office:value-type="string" office:string-value="(16.9, 5.35)">
            <text:p>(16.9, 5.35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I68]&amp;&quot;.&quot;&amp;[.J68]&amp; &quot;, &quot; &amp; [.K68] &amp; &quot;)&quot;" office:value-type="string" office:string-value="(17.1, 36.46)">
            <text:p>(17.1, 36.46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I69]&amp;&quot;.&quot;&amp;[.J69]&amp; &quot;, &quot; &amp; [.K69] &amp; &quot;)&quot;" office:value-type="string" office:string-value="(17.2, 4.55)">
            <text:p>(17.2, 4.55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I70]&amp;&quot;.&quot;&amp;[.J70]&amp; &quot;, &quot; &amp; [.K70] &amp; &quot;)&quot;" office:value-type="string" office:string-value="(17.3, 4.74)">
            <text:p>(17.3, 4.74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I71]&amp;&quot;.&quot;&amp;[.J71]&amp; &quot;, &quot; &amp; [.K71] &amp; &quot;)&quot;" office:value-type="string" office:string-value="(17.4, 21.9)">
            <text:p>(17.4, 21.9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I72]&amp;&quot;.&quot;&amp;[.J72]&amp; &quot;, &quot; &amp; [.K72] &amp; &quot;)&quot;" office:value-type="string" office:string-value="(17.5, 0.35)">
            <text:p>(17.5, 0.35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I73]&amp;&quot;.&quot;&amp;[.J73]&amp; &quot;, &quot; &amp; [.K73] &amp; &quot;)&quot;" office:value-type="string" office:string-value="(17.6, 6.62)">
            <text:p>(17.6, 6.62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I74]&amp;&quot;.&quot;&amp;[.J74]&amp; &quot;, &quot; &amp; [.K74] &amp; &quot;)&quot;" office:value-type="string" office:string-value="(17.7, 0.21)">
            <text:p>(17.7, 0.21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I75]&amp;&quot;.&quot;&amp;[.J75]&amp; &quot;, &quot; &amp; [.K75] &amp; &quot;)&quot;" office:value-type="string" office:string-value="(17.8, 22.97)">
            <text:p>(17.8, 22.97)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I76]&amp;&quot;.&quot;&amp;[.J76]&amp; &quot;, &quot; &amp; [.K76] &amp; &quot;)&quot;" office:value-type="string" office:string-value="(17.9, 0.12)">
            <text:p>(17.9, 0.12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I77]&amp;&quot;.&quot;&amp;[.J77]&amp; &quot;, &quot; &amp; [.K77] &amp; &quot;)&quot;" office:value-type="string" office:string-value="(18.1, 105.19)">
            <text:p>(18.1, 105.19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I78]&amp;&quot;.&quot;&amp;[.J78]&amp; &quot;, &quot; &amp; [.K78] &amp; &quot;)&quot;" office:value-type="string" office:string-value="(18.2, 122.73)">
            <text:p>(18.2, 122.73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I79]&amp;&quot;.&quot;&amp;[.J79]&amp; &quot;, &quot; &amp; [.K79] &amp; &quot;)&quot;" office:value-type="string" office:string-value="(18.3, 82.1)">
            <text:p>(18.3, 82.1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I80]&amp;&quot;.&quot;&amp;[.J80]&amp; &quot;, &quot; &amp; [.K80] &amp; &quot;)&quot;" office:value-type="string" office:string-value="(18.4, 27.88)">
            <text:p>(18.4, 27.88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I81]&amp;&quot;.&quot;&amp;[.J81]&amp; &quot;, &quot; &amp; [.K81] &amp; &quot;)&quot;" office:value-type="string" office:string-value="(18.5, 10.56)">
            <text:p>(18.5, 10.56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I82]&amp;&quot;.&quot;&amp;[.J82]&amp; &quot;, &quot; &amp; [.K82] &amp; &quot;)&quot;" office:value-type="string" office:string-value="(18.6, 39.49)">
            <text:p>(18.6, 39.49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I83]&amp;&quot;.&quot;&amp;[.J83]&amp; &quot;, &quot; &amp; [.K83] &amp; &quot;)&quot;" office:value-type="string" office:string-value="(18.7, 27.78)">
            <text:p>(18.7, 27.78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I84]&amp;&quot;.&quot;&amp;[.J84]&amp; &quot;, &quot; &amp; [.K84] &amp; &quot;)&quot;" office:value-type="string" office:string-value="(18.8, 297.19)">
            <text:p>(18.8, 297.19)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I85]&amp;&quot;.&quot;&amp;[.J85]&amp; &quot;, &quot; &amp; [.K85] &amp; &quot;)&quot;" office:value-type="string" office:string-value="(18.9, 88.43)">
            <text:p>(18.9, 88.43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I86]&amp;&quot;.&quot;&amp;[.J86]&amp; &quot;, &quot; &amp; [.K86] &amp; &quot;)&quot;" office:value-type="string" office:string-value="(19.1, 58.82)">
            <text:p>(19.1, 58.82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I87]&amp;&quot;.&quot;&amp;[.J87]&amp; &quot;, &quot; &amp; [.K87] &amp; &quot;)&quot;" office:value-type="string" office:string-value="(19.2, 73.65)">
            <text:p>(19.2, 73.65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I88]&amp;&quot;.&quot;&amp;[.J88]&amp; &quot;, &quot; &amp; [.K88] &amp; &quot;)&quot;" office:value-type="string" office:string-value="(19.3, 529.23)">
            <text:p>(19.3, 529.23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I89]&amp;&quot;.&quot;&amp;[.J89]&amp; &quot;, &quot; &amp; [.K89] &amp; &quot;)&quot;" office:value-type="string" office:string-value="(19.4, 32.73)">
            <text:p>(19.4, 32.73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I90]&amp;&quot;.&quot;&amp;[.J90]&amp; &quot;, &quot; &amp; [.K90] &amp; &quot;)&quot;" office:value-type="string" office:string-value="(19.5, 5.86)">
            <text:p>(19.5, 5.86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I91]&amp;&quot;.&quot;&amp;[.J91]&amp; &quot;, &quot; &amp; [.K91] &amp; &quot;)&quot;" office:value-type="string" office:string-value="(19.6, 0.31)">
            <text:p>(19.6, 0.31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I92]&amp;&quot;.&quot;&amp;[.J92]&amp; &quot;, &quot; &amp; [.K92] &amp; &quot;)&quot;" office:value-type="string" office:string-value="(19.7, 17.6)">
            <text:p>(19.7, 17.6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I93]&amp;&quot;.&quot;&amp;[.J93]&amp; &quot;, &quot; &amp; [.K93] &amp; &quot;)&quot;" office:value-type="string" office:string-value="(19.8, 192.54)">
            <text:p>(19.8, 192.54)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I94]&amp;&quot;.&quot;&amp;[.J94]&amp; &quot;, &quot; &amp; [.K94] &amp; &quot;)&quot;" office:value-type="string" office:string-value="(19.9, 219.77)">
            <text:p>(19.9, 219.77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2-12-10T11:14:57</dc:date>
    <dc:creator>Sebastian Kosch</dc:creator>
    <meta:editing-duration>PT3M39S</meta:editing-duration>
    <meta:editing-cycles>4</meta:editing-cycles>
    <meta:generator>LibreOffice/3.5$Linux_X86_64 LibreOffice_project/350m1$Build-2</meta:generator>
    <meta:document-statistic meta:table-count="3" meta:cell-count="505" meta:object-count="0"/>
  </office:meta>
</office:document-meta>
</file>